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roduct Backlog – Ruzzle</text:p>
          </table:table-cell>
          <table:table-cell table:style-name="ce1"/>
          <table:table-cell table:number-columns-repeated="3"/>
          <table:table-cell table:style-name="ce1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Estimated Effort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figurazione e Bootrap del progetto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figurazione standard per lo sviluppo (Agile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zione e Utilizzo del board del gioco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zione dell’interfaccia grafica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struzione ed utilizzo del dizionar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plementazione delle regole di base 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plementazione del sistema di punteggio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zione e gestione utenti con classifica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stensione multiplayer/distribuito del gioco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lazion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 table:number-rows-repeated="4"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5:10:56.04584275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09:41.550914738</meta:creation-date>
    <dc:date>2019-02-11T15:11:25.842775137</dc:date>
    <meta:editing-duration>PT27M1S</meta:editing-duration>
    <meta:editing-cycles>6</meta:editing-cycles>
    <meta:generator>LibreOffice/5.1.6.2$Linux_X86_64 LibreOffice_project/10m0$Build-2</meta:generator>
    <meta:document-statistic meta:table-count="1" meta:cell-count="34" meta:object-count="0"/>
  </office:meta>
</office:document-meta>
</file>